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2pt" officeooo:rsid="000fb727" officeooo:paragraph-rsid="000fb727" style:font-size-asian="12pt" style:font-size-complex="12pt"/>
    </style:style>
    <style:style style:name="P2" style:family="paragraph" style:parent-style-name="Standard">
      <style:text-properties style:font-name="FreeMono" fo:font-size="12pt" officeooo:rsid="000fb727" officeooo:paragraph-rsid="000fb727" style:font-size-asian="12pt" style:font-size-complex="12pt"/>
    </style:style>
    <style:style style:name="P3" style:family="paragraph" style:parent-style-name="Standard">
      <style:text-properties style:font-name="FreeMono" fo:font-size="12pt" officeooo:rsid="00133d5e" officeooo:paragraph-rsid="00133d5e" style:font-size-asian="12pt" style:font-size-complex="12pt"/>
    </style:style>
    <style:style style:name="P4" style:family="paragraph" style:parent-style-name="Standard">
      <style:text-properties style:font-name="FreeSans" fo:font-size="12pt" officeooo:rsid="00133d5e" officeooo:paragraph-rsid="00133d5e" style:font-size-asian="12pt" style:font-size-complex="12pt"/>
    </style:style>
    <style:style style:name="T1" style:family="text">
      <style:text-properties fo:background-color="#e8f2a1" loext:char-shading-value="0"/>
    </style:style>
    <style:style style:name="T2" style:family="text">
      <style:text-properties style:font-name="Free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Wiring for </text:span><text:a xlink:type="simple" xlink:href="https://www.crystalfontz.com/product/cfabbcs050z40gb0-40-position-zif-breakout-board" text:style-name="Internet_20_link" text:visited-style-name="Visited_20_Internet_20_Link"><text:span text:style-name="T2">https://www.crystalfontz.com/product/cfabbcs050z40gb0-40-position-zif-breakout-board</text:span></text:a></text:p>
      <text:p text:style-name="P4"/>
      <text:p text:style-name="P4">to connect to https://www.crystalfontz.com/product/cfaf240320a0024sn-240x320-sunlight-readable-tft</text:p>
      <text:p text:style-name="P1"/>
      <text:p text:style-name="P1"><text:s text:c="4"/>1 <text:s text:c="3"/>2 <text:s text:c="3"/>3 <text:s text:c="3"/>4</text:p>
      <text:p text:style-name="P1">24680246802468024680</text:p>
      <text:p text:style-name="P1">Gn<text:span text:style-name="T1">GGGGGGGGG</text:span>IGnGDCG+G</text:p>
      <text:p text:style-name="P1">#+n<text:span text:style-name="T1">GGGGGGGGGGGGG</text:span>LR++<text:tab/></text:p>
      <text:p text:style-name="P1"/>
      <text:p text:style-name="P1"/>
      <text:p text:style-name="P1">G=GROUND</text:p>
      <text:p text:style-name="P1">N(n)=N/C</text:p>
      <text:p text:style-name="P1">+=3.3</text:p>
      <text:p text:style-name="P1">I= DATA INPUT TO DISP</text:p>
      <text:p text:style-name="P1">D= DC</text:p>
      <text:p text:style-name="P1">C= CS</text:p>
      <text:p text:style-name="P1">#= led 9V +</text:p>
      <text:p text:style-name="P1">L= SCL</text:p>
      <text:p text:style-name="P1">R= RESE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0:39:48.368561448</meta:creation-date>
    <meta:editing-duration>P9DT14H4M18S</meta:editing-duration>
    <meta:editing-cycles>3</meta:editing-cycles>
    <meta:generator>LibreOffice/7.3.7.2$Linux_X86_64 LibreOffice_project/30$Build-2</meta:generator>
    <dc:date>2023-12-25T10:55:23.441005101</dc:date>
    <meta:document-statistic meta:table-count="0" meta:image-count="0" meta:object-count="0" meta:page-count="1" meta:paragraph-count="15" meta:word-count="34" meta:character-count="351" meta:non-whitespace-character-count="318"/>
  </office:meta>
</office:document-meta>
</file>